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53a7b" officeooo:paragraph-rsid="00153a7b"/>
    </style:style>
    <style:style style:name="P2" style:family="paragraph" style:parent-style-name="Standard">
      <style:text-properties officeooo:rsid="00153a7b" officeooo:paragraph-rsid="0015c8e8"/>
    </style:style>
    <style:style style:name="P3" style:family="paragraph" style:parent-style-name="Standard">
      <style:text-properties officeooo:rsid="0015c8e8" officeooo:paragraph-rsid="0015c8e8"/>
    </style:style>
    <style:style style:name="P4" style:family="paragraph" style:parent-style-name="Standard">
      <style:text-properties officeooo:rsid="0016d293" officeooo:paragraph-rsid="0016d293"/>
    </style:style>
    <style:style style:name="T1" style:family="text">
      <style:text-properties officeooo:rsid="0015c8e8"/>
    </style:style>
    <style:style style:name="T2" style:family="text">
      <style:text-properties officeooo:rsid="0016e346"/>
    </style:style>
    <style:style style:name="T3" style:family="text">
      <style:text-properties officeooo:rsid="0019db56"/>
    </style:style>
    <style:style style:name="T4" style:family="text">
      <style:text-properties officeooo:rsid="001b385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reffen Montag 12.11.18<text:tab/></text:p>
      <text:p text:style-name="P1"/>
      <text:p text:style-name="P3">Ahm<text:span text:style-name="T4">a</text:span>d Krank</text:p>
      <text:p text:style-name="P1"/>
      <text:p text:style-name="P1">Beginn: 13:55</text:p>
      <text:p text:style-name="P1"/>
      <text:p text:style-name="P1">Ende: <text:span text:style-name="T3">14:30</text:span></text:p>
      <text:p text:style-name="P1"/>
      <text:p text:style-name="P1"/>
      <text:p text:style-name="P1">Besprechung bezüglich der Nutzung der Punkte in Taiga.</text:p>
      <text:p text:style-name="P1"/>
      <text:p text:style-name="P1">Wie wollen wir vorgehen?</text:p>
      <text:p text:style-name="P1"/>
      <text:p text:style-name="P1"><text:tab/>- Jeder Task bekommt einen Punkt</text:p>
      <text:p text:style-name="P1"><text:tab/>- User Stories bekommen Summe von Tasks</text:p>
      <text:p text:style-name="P1"><text:tab/>- Epics bekommen Summe User Stories</text:p>
      <text:p text:style-name="P1"/>
      <text:p text:style-name="P2"/>
      <text:p text:style-name="P1">- <text:span text:style-name="T1">Spielbrett:</text:span></text:p>
      <text:p text:style-name="P1"/>
      <text:p text:style-name="P1"><text:tab/>- <text:span text:style-name="T1">Statisch mit Anzahl der Steine festgelegt </text:span><text:s/></text:p>
      <text:p text:style-name="P1"><text:tab/>- <text:span text:style-name="T1">Oder erweitert sich selber sobald Rand erreicht wird</text:span></text:p>
      <text:p text:style-name="P1"><text:tab/>- <text:span text:style-name="T1">erster Stein muss auf Mitte gelegt werden</text:span></text:p>
      <text:p text:style-name="P1"><text:tab/>- </text:p>
      <text:p text:style-name="P1"/>
      <text:p text:style-name="P1"/>
      <text:p text:style-name="P4">Feedback für Gui <text:span text:style-name="T2">Code</text:span> bis Mittwoch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0M</meta:editing-duration>
    <meta:editing-cycles>8</meta:editing-cycles>
    <meta:generator>LibreOffice/5.4.6.2$Windows_X86_64 LibreOffice_project/4014ce260a04f1026ba855d3b8d91541c224eab8</meta:generator>
    <dc:date>2019-01-20T17:29:10.514000000</dc:date>
    <meta:document-statistic meta:table-count="0" meta:image-count="0" meta:object-count="0" meta:page-count="1" meta:paragraph-count="15" meta:word-count="73" meta:character-count="442" meta:non-whitespace-character-count="372"/>
    <meta:user-defined meta:name="Info 1"/>
    <meta:user-defined meta:name="Info 2"/>
    <meta:user-defined meta:name="Info 3"/>
    <meta:user-defined meta:name="Info 4"/>
  </office:meta>
</office:document-meta>
</file>